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df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4" style:family="paragraph">
      <loext:graphic-properties draw:fill="solid" draw:fill-color="#00000a"/>
    </style:style>
    <style:style style:name="P5" style:family="paragraph">
      <loext:graphic-properties draw:fill="none"/>
      <style:paragraph-properties fo:text-align="start" style:writing-mode="lr-tb"/>
      <style:text-properties style:font-name="Arial" fo:font-size="10.5pt" style:font-size-asian="10.5pt" style:font-size-complex="10.5pt"/>
    </style:style>
    <style:style style:name="P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Arial1" fo:font-size="10.5pt" style:font-size-asian="10.5pt" style:font-name-complex="Arial1" style:font-size-complex="10.5pt"/>
    </style:style>
    <style:style style:name="T2" style:family="text">
      <style:text-properties fo:color="#000000" style:font-name="OpenSymbol" fo:font-size="10.5pt" style:font-size-asian="10.5pt" style:font-name-complex="OpenSymbol" style:font-size-complex="10.5pt"/>
    </style:style>
    <style:style style:name="T3" style:family="text">
      <style:text-properties fo:color="#000000" style:font-name="Arial" fo:font-size="10.5pt" style:font-size-asian="10.5pt" style:font-name-complex="OpenSymbol" style:font-size-complex="10.5pt"/>
    </style:style>
    <style:style style:name="T4" style:family="text">
      <style:text-properties fo:color="#000000" style:font-name="OpenSymbol" fo:font-size="8pt" style:font-size-asian="8pt" style:font-name-complex="OpenSymbol" style:font-size-complex="8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dfdfd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0.497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688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0.972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298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342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683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2.43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solid" draw:fill-color="#00000a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067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6.562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9cm" fo:min-width="0.369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3.905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96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9.43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7.791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8.221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4.408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2.466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136cm" fo:min-width="6.662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55cm" fo:min-width="6.334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7.144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0.28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8.2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9.523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6.533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485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5.999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383cm" fo:padding-top="0cm" fo:padding-bottom="0cm" fo:padding-left="0cm" fo:padding-right="0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polygon draw:style-name="gr2" draw:text-style-name="P1" svg:width="15.777cm" svg:height="0.723cm" svg:x="0.219cm" svg:y="3.654cm" svg:viewBox="0 0 15778 724" draw:points="0,724 15778,724 15778,0 0,0"><text:p/></draw:polygon><draw:polygon draw:style-name="gr2" draw:text-style-name="P1" svg:width="7.631cm" svg:height="0.667cm" svg:x="0.219cm" svg:y="8.068cm" svg:viewBox="0 0 7632 668" draw:points="0,668 7632,668 7632,0 0,0"><text:p/></draw:polygon><draw:polygon draw:style-name="gr2" draw:text-style-name="P1" svg:width="8.248cm" svg:height="0.667cm" svg:x="7.851cm" svg:y="8.068cm" svg:viewBox="0 0 8249 668" draw:points="0,668 8249,668 8249,0 0,0"><text:p/></draw:polygon><draw:polygon draw:style-name="gr2" draw:text-style-name="P1" svg:width="15.911cm" svg:height="0.706cm" svg:x="0.219cm" svg:y="11.573cm" svg:viewBox="0 0 15912 707" draw:points="0,707 15912,707 15912,0 0,0"><text:p/></draw:polygon><draw:polygon draw:style-name="gr2" draw:text-style-name="P1" svg:width="16.041cm" svg:height="0.706cm" svg:x="0.219cm" svg:y="14.893cm" svg:viewBox="0 0 16042 707" draw:points="0,707 16042,707 16042,0 0,0"><text:p/></draw:polygon><draw:polygon draw:style-name="gr2" draw:text-style-name="P1" svg:width="16.094cm" svg:height="0.72cm" svg:x="0.219cm" svg:y="16.96cm" svg:viewBox="0 0 16095 721" draw:points="0,721 16095,721 16095,0 0,0"><text:p/></draw:polygon><draw:polygon draw:style-name="gr2" draw:text-style-name="P1" svg:width="15.777cm" svg:height="0.723cm" svg:x="0.219cm" svg:y="3.654cm" svg:viewBox="0 0 15778 724" draw:points="0,724 15778,724 15778,0 0,0"><text:p/></draw:polygon><draw:polygon draw:style-name="gr2" draw:text-style-name="P1" svg:width="7.631cm" svg:height="0.667cm" svg:x="0.219cm" svg:y="8.068cm" svg:viewBox="0 0 7632 668" draw:points="0,668 7632,668 7632,0 0,0"><text:p/></draw:polygon><draw:polygon draw:style-name="gr2" draw:text-style-name="P1" svg:width="8.248cm" svg:height="0.667cm" svg:x="7.851cm" svg:y="8.068cm" svg:viewBox="0 0 8249 668" draw:points="0,668 8249,668 8249,0 0,0"><text:p/></draw:polygon><draw:polygon draw:style-name="gr2" draw:text-style-name="P1" svg:width="15.911cm" svg:height="0.706cm" svg:x="0.219cm" svg:y="11.573cm" svg:viewBox="0 0 15912 707" draw:points="0,707 15912,707 15912,0 0,0"><text:p/></draw:polygon><draw:polygon draw:style-name="gr2" draw:text-style-name="P1" svg:width="16.041cm" svg:height="0.706cm" svg:x="0.219cm" svg:y="14.893cm" svg:viewBox="0 0 16042 707" draw:points="0,707 16042,707 16042,0 0,0"><text:p/></draw:polygon><draw:polygon draw:style-name="gr2" draw:text-style-name="P1" svg:width="16.094cm" svg:height="0.72cm" svg:x="0.219cm" svg:y="16.96cm" svg:viewBox="0 0 16095 721" draw:points="0,721 16095,721 16095,0 0,0"><text:p/></draw:polygon><draw:frame draw:style-name="gr3" draw:text-style-name="P3" svg:width="0.498cm" svg:height="0.429cm" svg:x="0.425cm" svg:y="0.062cm"><draw:text-box><text:p text:style-name="P2"><text:span text:style-name="T1">T</text:span><text:span text:style-name="T1">o</text:span><text:span text:style-name="T1">:</text:span></text:p></draw:text-box></draw:frame><draw:frame draw:style-name="gr4" draw:text-style-name="P3" svg:width="3.689cm" svg:height="0.429cm" svg:x="4.662cm" svg:y="0.002cm"><draw:text-box><text:p text:style-name="P2"><text:span text:style-name="T1">Mrs. Srishti Srivastava</text:span></text:p></draw:text-box></draw:frame><draw:frame draw:style-name="gr5" draw:text-style-name="P3" svg:width="0.973cm" svg:height="0.429cm" svg:x="0.425cm" svg:y="0.82cm"><draw:text-box><text:p text:style-name="P2"><text:span text:style-name="T1">From:</text:span></text:p></draw:text-box></draw:frame><draw:frame draw:style-name="gr6" draw:text-style-name="P3" svg:width="3.299cm" svg:height="0.429cm" svg:x="4.662cm" svg:y="0.76cm"><draw:text-box><text:p text:style-name="P2"><text:span text:style-name="T1">K.Anantha Krishnan</text:span></text:p></draw:text-box></draw:frame><draw:frame draw:style-name="gr7" draw:text-style-name="P3" svg:width="1.343cm" svg:height="0.429cm" svg:x="0.425cm" svg:y="1.582cm"><draw:text-box><text:p text:style-name="P2"><text:span text:style-name="T1">Subject:</text:span></text:p></draw:text-box></draw:frame><draw:frame draw:style-name="gr8" draw:text-style-name="P3" svg:width="3.684cm" svg:height="0.429cm" svg:x="4.578cm" svg:y="1.54cm"><draw:text-box><text:p text:style-name="P2"><text:span text:style-name="T1">Weekly Status Report </text:span></text:p></draw:text-box></draw:frame><draw:frame draw:style-name="gr9" draw:text-style-name="P3" svg:width="2.435cm" svg:height="0.429cm" svg:x="0.425cm" svg:y="2.281cm"><draw:text-box><text:p text:style-name="P2"><text:span text:style-name="T1">Period Ending:</text:span></text:p></draw:text-box></draw:frame><draw:polygon draw:style-name="gr10" draw:text-style-name="P4" svg:width="15.794cm" svg:height="0.021cm" svg:x="0.212cm" svg:y="3.654cm" svg:viewBox="0 0 15795 22" draw:points="0,0 7,10 18,22 15777,22 15785,10 15795,0"><text:p/></draw:polygon><draw:polygon draw:style-name="gr10" draw:text-style-name="P4" svg:width="15.777cm" svg:height="0.021cm" svg:x="0.219cm" svg:y="4.377cm" svg:viewBox="0 0 15778 22" draw:points="11,0 0,11 11,22 15770,22 15778,11 15770,0"><text:p/></draw:polygon><draw:polygon draw:style-name="gr10" draw:text-style-name="P4" svg:width="15.794cm" svg:height="0.021cm" svg:x="0.212cm" svg:y="7.2cm" svg:viewBox="0 0 15795 22" draw:points="18,0 7,11 0,22 15795,22 15785,11 15777,0"><text:p/></draw:polygon><draw:polygon draw:style-name="gr10" draw:text-style-name="P4" svg:width="0.018cm" svg:height="0.744cm" svg:x="0.212cm" svg:y="3.654cm" svg:viewBox="0 0 19 745" draw:points="0,745 7,734 19,724 19,21 7,10 0,0"><text:p/></draw:polygon><draw:polygon draw:style-name="gr10" draw:text-style-name="P4" svg:width="0.018cm" svg:height="2.843cm" svg:x="0.212cm" svg:y="4.377cm" svg:viewBox="0 0 19 2844" draw:points="0,2844 7,2834 19,2823 19,21 7,10 0,0"><text:p/></draw:polygon><draw:polygon draw:style-name="gr10" draw:text-style-name="P4" svg:width="0.018cm" svg:height="0.744cm" svg:x="15.988cm" svg:y="3.654cm" svg:viewBox="0 0 19 745" draw:points="0,724 8,734 19,745 19,0 8,10 0,21"><text:p/></draw:polygon><draw:polygon draw:style-name="gr10" draw:text-style-name="P4" svg:width="0.018cm" svg:height="2.843cm" svg:x="15.988cm" svg:y="4.377cm" svg:viewBox="0 0 19 2844" draw:points="0,2823 8,2834 19,2844 19,0 8,10 0,21"><text:p/></draw:polygon><draw:frame draw:style-name="gr11" draw:text-style-name="P3" svg:width="3.068cm" svg:height="0.429cm" svg:x="4.662cm" svg:y="2.281cm"><draw:text-box><text:p text:style-name="P2"><text:span text:style-name="T1">Week 27/6 – 5/7</text:span></text:p></draw:text-box></draw:frame><draw:frame draw:style-name="gr12" draw:text-style-name="P3" svg:width="6.562cm" svg:height="0.429cm" svg:x="4.839cm" svg:y="3.823cm"><draw:text-box><text:p text:style-name="P2"><text:span text:style-name="T1">A</text:span><text:span text:style-name="T1">C</text:span><text:span text:style-name="T1">T</text:span><text:span text:style-name="T1">I</text:span><text:span text:style-name="T1">V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D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W</text:span><text:span text:style-name="T1">E</text:span><text:span text:style-name="T1">E</text:span><text:span text:style-name="T1">K</text:span></text:p></draw:text-box></draw:frame><draw:frame draw:style-name="gr13" draw:text-style-name="P3" svg:width="0.369cm" svg:height="0.459cm" svg:x="1.06cm" svg:y="4.511cm"><draw:text-box><text:p text:style-name="P2"><text:span text:style-name="T2">•</text:span></text:p></draw:text-box></draw:frame><draw:frame draw:style-name="gr14" draw:text-style-name="P3" svg:width="13.906cm" svg:height="0.429cm" svg:x="1.378cm" svg:y="4.514cm"><draw:text-box><text:p text:style-name="P2"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t</text:span><text:span text:style-name="T1">a</text:span><text:span text:style-name="T1">s</text:span><text:span text:style-name="T1">k</text:span><text:span text:style-name="T1"> </text:span><text:span text:style-name="T1">a</text:span><text:span text:style-name="T1">l</text:span><text:span text:style-name="T1">l</text:span><text:span text:style-name="T1">o</text:span><text:span text:style-name="T1">t</text:span><text:span text:style-name="T1">e</text:span><text:span text:style-name="T1">d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r</text:span><text:span text:style-name="T1">o</text:span><text:span text:style-name="T1">u</text:span><text:span text:style-name="T1">n</text:span><text:span text:style-name="T1">d</text:span><text:span text:style-name="T1"> </text:span><text:span text:style-name="T1">o</text:span><text:span text:style-name="T1">f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r</text:span><text:span text:style-name="T1">i</text:span><text:span text:style-name="T1">s</text:span><text:span text:style-name="T1">t</text:span><text:span text:style-name="T1">h</text:span><text:span text:style-name="T1">i </text:span><text:span text:style-name="T1">M</text:span><text:span text:style-name="T1">a</text:span><text:span text:style-name="T1">m</text:span><text:span text:style-name="T1"> </text:span><text:span text:style-name="T1">a</text:span><text:span text:style-name="T1">n</text:span><text:span text:style-name="T1">d</text:span><text:span text:style-name="T1"> </text:span></text:p></draw:text-box></draw:frame><draw:frame draw:style-name="gr15" draw:text-style-name="P3" svg:width="1.96cm" svg:height="0.429cm" svg:x="1.695cm" svg:y="4.976cm"><draw:text-box><text:p text:style-name="P2"><text:span text:style-name="T1">Prof. Rajan.</text:span></text:p></draw:text-box></draw:frame><draw:frame draw:style-name="gr13" draw:text-style-name="P3" svg:width="0.369cm" svg:height="0.459cm" svg:x="1.06cm" svg:y="5.505cm"><draw:text-box><text:p text:style-name="P2"><text:span text:style-name="T2">•</text:span></text:p></draw:text-box></draw:frame><draw:frame draw:style-name="gr16" draw:text-style-name="P3" svg:width="10.337cm" svg:height="0.429cm" svg:x="1.378cm" svg:y="5.509cm"><draw:text-box><text:p text:style-name="P2"><text:span text:style-name="T1">Devel</text:span><text:span text:style-name="T1">op </text:span><text:span text:style-name="T1">Basic </text:span><text:span text:style-name="T1">under</text:span><text:span text:style-name="T1">standi</text:span><text:span text:style-name="T1">ng of </text:span><text:span text:style-name="T1">ogr,aff</text:span><text:span text:style-name="T1">ine </text:span><text:span text:style-name="T1">transf</text:span><text:span text:style-name="T1">ormati</text:span><text:span text:style-name="T1">on,py</text:span><text:span text:style-name="T1">qt,.</text:span></text:p></draw:text-box></draw:frame><draw:frame draw:style-name="gr13" draw:text-style-name="P3" svg:width="0.369cm" svg:height="0.459cm" svg:x="1.06cm" svg:y="6.073cm"><draw:text-box><text:p text:style-name="P2"><text:span text:style-name="T2">•</text:span></text:p></draw:text-box></draw:frame><draw:frame draw:style-name="gr17" draw:text-style-name="P3" svg:width="10.955cm" svg:height="0.429cm" svg:x="1.378cm" svg:y="6.077cm"><draw:text-box><text:p text:style-name="P2"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f</text:span><text:span text:style-name="T1">f</text:span><text:span text:style-name="T1">i</text:span><text:span text:style-name="T1">n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b</text:span><text:span text:style-name="T1">y</text:span><text:span text:style-name="T1"> </text:span><text:span text:style-name="T1">m</text:span><text:span text:style-name="T1">a</text:span><text:span text:style-name="T1">n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g</text:span><text:span text:style-name="T1">i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s</text:span><text:span text:style-name="T1"> </text:span><text:span text:style-name="T1">.</text:span></text:p></draw:text-box></draw:frame><draw:frame draw:style-name="gr13" draw:text-style-name="P3" svg:width="0.369cm" svg:height="0.459cm" svg:x="1.06cm" svg:y="6.641cm"><draw:text-box><text:p text:style-name="P2"><text:span text:style-name="T2">•</text:span></text:p></draw:text-box></draw:frame><draw:polygon draw:style-name="gr10" draw:text-style-name="P4" svg:width="7.648cm" svg:height="0.021cm" svg:x="0.212cm" svg:y="8.068cm" svg:viewBox="0 0 7649 22" draw:points="0,0 7,10 18,22 7632,22 7639,10 7649,0"><text:p/></draw:polygon><draw:polygon draw:style-name="gr10" draw:text-style-name="P4" svg:width="8.265cm" svg:height="0.021cm" svg:x="7.844cm" svg:y="8.068cm" svg:viewBox="0 0 8266 22" draw:points="0,0 7,10 17,22 8249,22 8256,10 8266,0"><text:p/></draw:polygon><draw:polygon draw:style-name="gr10" draw:text-style-name="P4" svg:width="7.631cm" svg:height="0.021cm" svg:x="0.219cm" svg:y="8.734cm" svg:viewBox="0 0 7632 22" draw:points="11,0 0,10 11,22 7625,22 7632,10 7625,0"><text:p/></draw:polygon><draw:polygon draw:style-name="gr10" draw:text-style-name="P4" svg:width="8.248cm" svg:height="0.021cm" svg:x="7.851cm" svg:y="8.734cm" svg:viewBox="0 0 8249 22" draw:points="10,0 0,10 10,22 8242,22 8249,10 8242,0"><text:p/></draw:polygon><draw:polygon draw:style-name="gr10" draw:text-style-name="P4" svg:width="7.648cm" svg:height="0.021cm" svg:x="0.212cm" svg:y="10.706cm" svg:viewBox="0 0 7649 22" draw:points="18,0 7,10 0,22 7649,22 7639,10 7632,0"><text:p/></draw:polygon><draw:polygon draw:style-name="gr10" draw:text-style-name="P4" svg:width="8.265cm" svg:height="0.021cm" svg:x="7.844cm" svg:y="10.706cm" svg:viewBox="0 0 8266 22" draw:points="17,0 7,10 0,22 8266,22 8256,10 8249,0"><text:p/></draw:polygon><draw:polygon draw:style-name="gr10" draw:text-style-name="P4" svg:width="0.018cm" svg:height="0.688cm" svg:x="0.212cm" svg:y="8.068cm" svg:viewBox="0 0 19 689" draw:points="0,689 7,678 19,668 19,21 7,10 0,0"><text:p/></draw:polygon><draw:polygon draw:style-name="gr10" draw:text-style-name="P4" svg:width="0.018cm" svg:height="1.993cm" svg:x="0.212cm" svg:y="8.734cm" svg:viewBox="0 0 19 1994" draw:points="0,1994 7,1983 19,1973 19,21 7,10 0,0"><text:p/></draw:polygon><draw:polygon draw:style-name="gr10" draw:text-style-name="P4" svg:width="0.017cm" svg:height="0.667cm" svg:x="7.844cm" svg:y="8.077cm" svg:viewBox="0 0 18 668" draw:points="0,658 7,668 18,658 18,11 7,0 0,11"><text:p/></draw:polygon><draw:polygon draw:style-name="gr10" draw:text-style-name="P4" svg:width="0.017cm" svg:height="1.972cm" svg:x="7.844cm" svg:y="8.744cm" svg:viewBox="0 0 18 1973" draw:points="0,1963 7,1973 18,1963 18,11 7,0 0,11"><text:p/></draw:polygon><draw:polygon draw:style-name="gr10" draw:text-style-name="P4" svg:width="0.017cm" svg:height="0.688cm" svg:x="16.092cm" svg:y="8.068cm" svg:viewBox="0 0 18 689" draw:points="0,668 7,678 18,689 18,0 7,10 0,21"><text:p/></draw:polygon><draw:polygon draw:style-name="gr10" draw:text-style-name="P4" svg:width="0.017cm" svg:height="1.993cm" svg:x="16.092cm" svg:y="8.734cm" svg:viewBox="0 0 18 1994" draw:points="0,1973 7,1983 18,1994 18,0 7,10 0,21"><text:p/></draw:polygon><draw:frame draw:style-name="gr18" draw:text-style-name="P3" svg:width="8.222cm" svg:height="0.429cm" svg:x="1.378cm" svg:y="6.645cm"><draw:text-box><text:p text:style-name="P2"><text:span text:style-name="T1">Completed making a small gui .</text:span></text:p></draw:text-box></draw:frame><draw:frame draw:style-name="gr19" draw:text-style-name="P3" svg:width="4.409cm" svg:height="0.429cm" svg:x="1.844cm" svg:y="8.208cm"><draw:text-box><text:p text:style-name="P2"><text:span text:style-name="T1">ACTIVITIES IN PROCESS</text:span></text:p></draw:text-box></draw:frame><draw:frame draw:style-name="gr20" draw:text-style-name="P3" svg:width="2.467cm" svg:height="0.429cm" svg:x="10.751cm" svg:y="8.208cm"><draw:text-box><text:p text:style-name="P2"><text:span text:style-name="T1">NEXT ACTION</text:span></text:p></draw:text-box></draw:frame><draw:frame draw:style-name="gr13" draw:text-style-name="P3" svg:width="0.369cm" svg:height="0.459cm" svg:x="1.06cm" svg:y="8.864cm"><draw:text-box><text:p text:style-name="P2"><text:span text:style-name="T2"></text:span></text:p></draw:text-box></draw:frame><draw:frame draw:style-name="gr21" draw:text-style-name="P3" svg:width="6.663cm" svg:height="2.137cm" svg:x="1.177cm" svg:y="8.841cm"><draw:text-box><text:p text:style-name="P2"><text:span text:style-name="T1">Trying to find <text:s/>the coordinates</text:span></text:p><text:p text:style-name="P2"><text:span text:style-name="T1">from a shapefile.</text:span></text:p><text:p text:style-name="P2"><text:span text:style-name="T1"/></text:p></draw:text-box></draw:frame><draw:frame draw:style-name="gr22" draw:text-style-name="P5" svg:width="7.802cm" svg:height="0.856cm" svg:x="8.183cm" svg:y="8.864cm"><draw:text-box><text:p text:style-name="P2"><text:span text:style-name="T3">Give those coordinates for affine transformation</text:span></text:p></draw:text-box></draw:frame><draw:polygon draw:style-name="gr10" draw:text-style-name="P4" svg:width="15.928cm" svg:height="0.022cm" svg:x="0.212cm" svg:y="11.573cm" svg:viewBox="0 0 15929 23" draw:points="0,0 7,11 18,23 15912,23 15919,11 15929,0"><text:p/></draw:polygon><draw:polygon draw:style-name="gr10" draw:text-style-name="P4" svg:width="15.911cm" svg:height="0.021cm" svg:x="0.219cm" svg:y="12.28cm" svg:viewBox="0 0 15912 22" draw:points="11,0 0,12 11,22 15905,22 15912,12 15905,0"><text:p/></draw:polygon><draw:polygon draw:style-name="gr10" draw:text-style-name="P4" svg:width="15.928cm" svg:height="0.021cm" svg:x="0.212cm" svg:y="14.025cm" svg:viewBox="0 0 15929 22" draw:points="18,0 7,11 0,22 15929,22 15919,11 15912,0"><text:p/></draw:polygon><draw:polygon draw:style-name="gr10" draw:text-style-name="P4" svg:width="0.018cm" svg:height="0.727cm" svg:x="0.212cm" svg:y="11.573cm" svg:viewBox="0 0 19 728" draw:points="0,728 7,718 19,707 19,22 7,11 0,0"><text:p/></draw:polygon><draw:polygon draw:style-name="gr10" draw:text-style-name="P4" svg:width="0.018cm" svg:height="1.767cm" svg:x="0.212cm" svg:y="12.28cm" svg:viewBox="0 0 19 1768" draw:points="0,1768 7,1758 19,1747 19,21 7,11 0,0"><text:p/></draw:polygon><draw:polygon draw:style-name="gr10" draw:text-style-name="P4" svg:width="0.017cm" svg:height="0.727cm" svg:x="16.123cm" svg:y="11.573cm" svg:viewBox="0 0 18 728" draw:points="0,707 7,718 18,728 18,0 7,11 0,22"><text:p/></draw:polygon><draw:polygon draw:style-name="gr10" draw:text-style-name="P4" svg:width="0.017cm" svg:height="1.767cm" svg:x="16.123cm" svg:y="12.28cm" svg:viewBox="0 0 18 1768" draw:points="0,1747 7,1758 18,1768 18,0 7,11 0,21"><text:p/></draw:polygon><draw:frame draw:style-name="gr23" draw:text-style-name="P3" svg:width="7.145cm" svg:height="0.429cm" svg:x="4.613cm" svg:y="11.732cm"><draw:text-box><text:p text:style-name="P2"><text:span text:style-name="T1">ACTIVITIES TO BE DONE IN NEXT WEEK</text:span></text:p></draw:text-box></draw:frame><draw:frame draw:style-name="gr24" draw:text-style-name="P6" svg:width="0.281cm" svg:height="0.354cm" svg:x="0.425cm" svg:y="12.49cm"><draw:text-box><text:p text:style-name="P2"><text:span text:style-name="T4"></text:span></text:p></draw:text-box></draw:frame><draw:frame draw:style-name="gr25" draw:text-style-name="P3" svg:width="8.201cm" svg:height="0.429cm" svg:x="1.06cm" svg:y="12.413cm"><draw:text-box><text:p text:style-name="P2"><text:span text:style-name="T1">Find the coordinates and georeference</text:span></text:p></draw:text-box></draw:frame><draw:frame draw:style-name="gr24" draw:text-style-name="P6" svg:width="0.281cm" svg:height="0.354cm" svg:x="0.425cm" svg:y="13.034cm"><draw:text-box><text:p text:style-name="P2"><text:span text:style-name="T4"></text:span></text:p></draw:text-box></draw:frame><draw:frame draw:style-name="gr26" draw:text-style-name="P3" svg:width="9.524cm" svg:height="0.429cm" svg:x="1.06cm" svg:y="12.956cm"><draw:text-box><text:p text:style-name="P2"><text:span text:style-name="T1">Overlay 2 shapefiles</text:span></text:p></draw:text-box></draw:frame><draw:frame draw:style-name="gr24" draw:text-style-name="P6" svg:width="0.281cm" svg:height="0.354cm" svg:x="0.425cm" svg:y="13.573cm"><draw:text-box><text:p text:style-name="P2"><text:span text:style-name="T4"></text:span></text:p></draw:text-box></draw:frame><draw:polygon draw:style-name="gr10" draw:text-style-name="P4" svg:width="16.059cm" svg:height="0.021cm" svg:x="0.212cm" svg:y="14.893cm" svg:viewBox="0 0 16060 22" draw:points="0,0 7,11 18,22 16042,22 16049,11 16060,0"><text:p/></draw:polygon><draw:polygon draw:style-name="gr10" draw:text-style-name="P4" svg:width="16.041cm" svg:height="0.021cm" svg:x="0.219cm" svg:y="15.599cm" svg:viewBox="0 0 16042 22" draw:points="11,0 0,10 11,22 16035,22 16042,10 16035,0"><text:p/></draw:polygon><draw:polygon draw:style-name="gr10" draw:text-style-name="P4" svg:width="16.059cm" svg:height="0.021cm" svg:x="0.212cm" svg:y="16.304cm" svg:viewBox="0 0 16060 22" draw:points="18,0 7,12 0,22 16060,22 16049,12 16042,0"><text:p/></draw:polygon><draw:polygon draw:style-name="gr10" draw:text-style-name="P4" svg:width="0.018cm" svg:height="0.727cm" svg:x="0.212cm" svg:y="14.893cm" svg:viewBox="0 0 19 728" draw:points="0,728 7,717 19,707 19,21 7,11 0,0"><text:p/></draw:polygon><draw:polygon draw:style-name="gr10" draw:text-style-name="P4" svg:width="0.018cm" svg:height="0.726cm" svg:x="0.212cm" svg:y="15.599cm" svg:viewBox="0 0 19 727" draw:points="0,727 7,717 19,706 19,21 7,10 0,0"><text:p/></draw:polygon><draw:polygon draw:style-name="gr10" draw:text-style-name="P4" svg:width="0.019cm" svg:height="0.727cm" svg:x="16.256cm" svg:y="14.893cm" svg:viewBox="0 0 20 728" draw:points="0,707 8,717 20,728 20,0 8,11 0,21"><text:p/></draw:polygon><draw:polygon draw:style-name="gr10" draw:text-style-name="P4" svg:width="0.019cm" svg:height="0.726cm" svg:x="16.256cm" svg:y="15.599cm" svg:viewBox="0 0 20 727" draw:points="0,706 8,717 20,727 20,0 8,10 0,21"><text:p/></draw:polygon><draw:frame draw:style-name="gr27" draw:text-style-name="P3" svg:width="6.534cm" svg:height="0.429cm" svg:x="4.987cm" svg:y="15.055cm"><draw:text-box><text:p text:style-name="P2"><text:span text:style-name="T1">ISSUES FOR IMMEDIATE ATTENTION</text:span></text:p></draw:text-box></draw:frame><draw:frame draw:style-name="gr13" draw:text-style-name="P3" svg:width="0.369cm" svg:height="0.459cm" svg:x="1.06cm" svg:y="15.732cm"><draw:text-box><text:p text:style-name="P2"><text:span text:style-name="T2"></text:span></text:p></draw:text-box></draw:frame><draw:polygon draw:style-name="gr10" draw:text-style-name="P4" svg:width="16.112cm" svg:height="0.021cm" svg:x="0.212cm" svg:y="16.96cm" svg:viewBox="0 0 16113 22" draw:points="0,0 7,12 18,22 16095,22 16102,12 16113,0"><text:p/></draw:polygon><draw:polygon draw:style-name="gr10" draw:text-style-name="P4" svg:width="16.094cm" svg:height="0.021cm" svg:x="0.219cm" svg:y="17.681cm" svg:viewBox="0 0 16095 22" draw:points="11,0 0,11 11,22 16088,22 16095,11 16088,0"><text:p/></draw:polygon><draw:polygon draw:style-name="gr10" draw:text-style-name="P4" svg:width="16.112cm" svg:height="0.021cm" svg:x="0.212cm" svg:y="18.396cm" svg:viewBox="0 0 16113 22" draw:points="18,0 7,11 0,22 16113,22 16102,11 16095,0"><text:p/></draw:polygon><draw:polygon draw:style-name="gr10" draw:text-style-name="P4" svg:width="0.018cm" svg:height="0.741cm" svg:x="0.212cm" svg:y="16.96cm" svg:viewBox="0 0 19 742" draw:points="0,742 7,732 19,721 19,21 7,11 0,0"><text:p/></draw:polygon><draw:polygon draw:style-name="gr10" draw:text-style-name="P4" svg:width="0.018cm" svg:height="0.737cm" svg:x="0.212cm" svg:y="17.681cm" svg:viewBox="0 0 19 738" draw:points="0,738 7,728 19,717 19,21 7,11 0,0"><text:p/></draw:polygon><draw:polygon draw:style-name="gr10" draw:text-style-name="P4" svg:width="0.018cm" svg:height="0.741cm" svg:x="16.307cm" svg:y="16.96cm" svg:viewBox="0 0 19 742" draw:points="0,721 7,732 19,742 19,0 7,11 0,21"><text:p/></draw:polygon><draw:polygon draw:style-name="gr10" draw:text-style-name="P4" svg:width="0.018cm" svg:height="0.737cm" svg:x="16.307cm" svg:y="17.681cm" svg:viewBox="0 0 19 738" draw:points="0,717 7,728 19,738 19,0 7,11 0,21"><text:p/></draw:polygon><draw:frame draw:style-name="gr28" draw:text-style-name="P3" svg:width="1.486cm" svg:height="0.429cm" svg:x="1.378cm" svg:y="15.736cm"><draw:text-box><text:p text:style-name="P2"><text:span text:style-name="T1"><text:s/></text:span><text:span text:style-name="T1">--None--</text:span></text:p></draw:text-box></draw:frame><draw:frame draw:style-name="gr29" draw:text-style-name="P3" svg:width="6cm" svg:height="0.429cm" svg:x="5.28cm" svg:y="17.126cm"><draw:text-box><text:p text:style-name="P2"><text:span text:style-name="T1">KEY TEAM INTERDEPENDENCIES</text:span></text:p></draw:text-box></draw:frame><draw:frame draw:style-name="gr13" draw:text-style-name="P3" svg:width="0.369cm" svg:height="0.459cm" svg:x="1.06cm" svg:y="17.81cm"><draw:text-box><text:p text:style-name="P2"><text:span text:style-name="T2"></text:span></text:p></draw:text-box></draw:frame><draw:frame draw:style-name="gr30" draw:text-style-name="P3" svg:width="1.384cm" svg:height="0.429cm" svg:x="1.378cm" svg:y="17.814cm"><draw:text-box><text:p text:style-name="P2"><text:span text:style-name="T1">--None--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7:05:57.882476533</meta:creation-date>
    <dc:date>2017-07-05T17:11:00.226384491</dc:date>
    <meta:editing-duration>PT5M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